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grddl:transformation="http://docs.oasis-open.org/office/1.2/xslt/odf2rdf.xsl" office:version="1.2">
  <office:scripts/>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Arial Unicode MS" svg:font-family="'Arial Unicode MS'"/>
    <style:font-face style:font-family-generic="system" style:font-pitch="variable" style:name="Mangal" svg:font-family="Mangal"/>
  </office:font-face-decls>
  <office:automatic-styles>
    <style:style style:family="table" style:name="Table1">
      <style:table-properties fo:margin-left="0cm" fo:margin-right="0.36cm" style:width="16.641cm" table:align="margins"/>
    </style:style>
    <style:style style:family="table-column" style:name="Table1.A">
      <style:table-column-properties style:column-width="4.233cm" style:rel-column-width="16672*"/>
    </style:style>
    <style:style style:family="table-column" style:name="Table1.B">
      <style:table-column-properties style:column-width="4.581cm" style:rel-column-width="18040*"/>
    </style:style>
    <style:style style:family="table-column" style:name="Table1.C">
      <style:table-column-properties style:column-width="4.142cm" style:rel-column-width="16310*"/>
    </style:style>
    <style:style style:family="table-column" style:name="Table1.D">
      <style:table-column-properties style:column-width="3.685cm" style:rel-column-width="14513*"/>
    </style:style>
    <style:style style:family="table-cell" style:name="Table1.A1">
      <style:table-cell-properties fo:border-bottom="0.002cm solid #000000" fo:border-left="0.002cm solid #000000" fo:border-right="none" fo:border-top="0.002cm solid #000000" fo:padding="0.097cm"/>
    </style:style>
    <style:style style:family="table-cell" style:name="Table1.D1">
      <style:table-cell-properties fo:border="0.002cm solid #000000" fo:padding="0.097cm"/>
    </style:style>
    <style:style style:family="table-cell" style:name="Table1.A2">
      <style:table-cell-properties fo:border-bottom="0.002cm solid #000000" fo:border-left="0.002cm solid #000000" fo:border-right="none" fo:border-top="none" fo:padding="0.097cm"/>
    </style:style>
    <style:style style:family="table-cell" style:name="Table1.D2">
      <style:table-cell-properties fo:border-bottom="0.002cm solid #000000" fo:border-left="0.002cm solid #000000" fo:border-right="0.002cm solid #000000" fo:border-top="none" fo:padding="0.097cm"/>
    </style:style>
    <style:style style:family="paragraph" style:name="P1" style:parent-style-name="Standard">
      <style:text-properties fo:country="US" fo:font-size="10pt" fo:language="en" style:font-name="Times New Roman" style:font-size-asian="10pt" style:font-size-complex="10pt"/>
    </style:style>
    <style:style style:family="paragraph" style:name="P2" style:parent-style-name="Standard">
      <style:text-properties fo:country="US" fo:font-size="10pt" fo:font-weight="bold" fo:language="en" style:font-name="Times New Roman" style:font-size-asian="10pt" style:font-size-complex="10pt" style:font-weight-asian="bold" style:font-weight-complex="bold"/>
    </style:style>
    <style:style style:family="paragraph" style:name="P3" style:parent-style-name="Standard">
      <style:paragraph-properties fo:text-align="center" style:justify-single-word="false"/>
      <style:text-properties fo:country="US" fo:font-size="11pt" fo:font-weight="bold" fo:language="en" style:font-name="Times New Roman" style:font-size-asian="11pt" style:font-size-complex="11pt" style:font-weight-asian="bold" style:font-weight-complex="bold" style:text-underline-color="font-color" style:text-underline-style="solid" style:text-underline-width="auto"/>
    </style:style>
    <style:style style:family="paragraph" style:name="P4" style:parent-style-name="Standard">
      <style:text-properties fo:color="#ff0000" fo:country="US" fo:font-size="10pt" fo:font-style="italic" fo:language="en" style:font-name="Times New Roman" style:font-size-asian="10pt" style:font-size-complex="10pt" style:font-style-asian="italic" style:font-style-complex="italic"/>
    </style:style>
    <style:style style:family="paragraph" style:name="P5" style:parent-style-name="Table_20_Contents">
      <style:text-properties fo:color="#579d1c" fo:country="US" fo:font-size="10pt" fo:language="en" style:font-name="Arial" style:font-size-asian="10pt" style:font-size-complex="10pt"/>
    </style:style>
    <style:style style:family="paragraph" style:name="P6" style:parent-style-name="Table_20_Contents">
      <style:text-properties fo:color="#ff0000" fo:country="US" fo:font-size="10pt" fo:language="en" style:font-name="Arial" style:font-size-asian="10pt" style:font-size-complex="10pt"/>
    </style:style>
    <style:style style:family="paragraph" style:name="P7" style:parent-style-name="Table_20_Contents">
      <style:text-properties fo:color="#0000ff" fo:country="US" fo:font-size="10pt" fo:language="en" style:font-name="Arial" style:font-size-asian="10pt" style:font-size-complex="10pt"/>
    </style:style>
    <style:style style:family="paragraph" style:name="P8" style:parent-style-name="Table_20_Contents">
      <style:text-properties fo:country="US" fo:font-size="10pt" fo:language="en" style:font-name="Arial" style:font-size-asian="10pt" style:font-size-complex="10pt"/>
    </style:style>
    <style:style style:family="paragraph" style:name="P9" style:parent-style-name="Table_20_Contents">
      <style:paragraph-properties fo:background-color="#00cccc">
        <style:background-image/>
      </style:paragraph-properties>
      <style:text-properties fo:background-color="transparent" fo:country="US" fo:font-size="10pt" fo:font-weight="bold" fo:language="en" style:font-name="Arial" style:font-size-asian="10pt" style:font-size-complex="10pt" style:font-weight-asian="bold" style:font-weight-complex="bold" style:use-window-font-color="true"/>
    </style:style>
    <style:style style:family="section" style:name="Sect1">
      <style:section-properties style:editable="false">
        <style:columns fo:column-count="1" fo:column-gap="0cm"/>
      </style:section-properties>
    </style:style>
    <style:style style:family="table-column" style:name="Table1.D-a6b4e79">
      <style:table-column-properties style:column-width="3.685cm" style:rel-column-width="14513*"/>
    </style:style>
    <style:style style:family="paragraph" style:name="P8-a5a03ec" style:parent-style-name="Table_20_Contents">
      <style:paragraph-properties fo:background-color="#00cccc">
        <style:background-image/>
      </style:paragraph-properties>
      <style:text-properties fo:background-color="transparent" fo:country="US" fo:font-size="10pt" fo:font-weight="bold" fo:language="en" style:font-name="Arial" style:font-size-asian="10pt" style:font-size-complex="10pt" style:font-weight-asian="bold" style:font-weight-complex="bold" style:use-window-font-color="true"/>
    </style:style>
    <style:style style:family="table-column" style:name="Table1.B-abb5ab8">
      <style:table-column-properties style:column-width="4.581cm" style:rel-column-width="18040*"/>
    </style:style>
    <style:style style:family="paragraph" style:name="P1-a32cd81" style:parent-style-name="Standard">
      <style:text-properties fo:country="US" fo:font-size="10pt" fo:language="en" style:font-name="Times New Roman" style:font-size-asian="10pt" style:font-size-complex="10pt"/>
    </style:style>
    <style:style style:family="table-cell" style:name="Table1.D1-ae1a8aa">
      <style:table-cell-properties fo:border="0.002cm solid #000000" fo:padding="0.097cm"/>
    </style:style>
    <style:style style:family="paragraph" style:name="P4-a1a05a9" style:parent-style-name="Table_20_Contents">
      <style:text-properties fo:color="#579d1c" fo:country="US" fo:font-size="10pt" fo:language="en" style:font-name="Arial" style:font-size-asian="10pt" style:font-size-complex="10pt"/>
    </style:style>
    <style:style style:family="paragraph" style:name="P6-a272d4b" style:parent-style-name="Table_20_Contents">
      <style:text-properties fo:color="#0000ff" fo:country="US" fo:font-size="10pt" fo:language="en" style:font-name="Arial" style:font-size-asian="10pt" style:font-size-complex="10pt"/>
    </style:style>
    <style:style style:family="paragraph" style:name="P2-aaa07fc" style:parent-style-name="Standard">
      <style:paragraph-properties fo:text-align="center" style:justify-single-word="false"/>
      <style:text-properties fo:country="US" fo:font-size="11pt" fo:font-weight="bold" fo:language="en" style:font-name="Times New Roman" style:font-size-asian="11pt" style:font-size-complex="11pt" style:font-weight-asian="bold" style:font-weight-complex="bold" style:text-underline-color="font-color" style:text-underline-style="solid" style:text-underline-width="auto"/>
    </style:style>
    <style:style style:family="table-cell" style:name="Table1.A2-a8cc56d">
      <style:table-cell-properties fo:border-bottom="0.002cm solid #000000" fo:border-left="0.002cm solid #000000" fo:border-right="none" fo:border-top="none" fo:padding="0.097cm"/>
    </style:style>
    <style:style style:family="paragraph" style:name="P5-a7b2550" style:parent-style-name="Table_20_Contents">
      <style:text-properties fo:color="#ff0000" fo:country="US" fo:font-size="10pt" fo:language="en" style:font-name="Arial" style:font-size-asian="10pt" style:font-size-complex="10pt"/>
    </style:style>
    <style:style style:family="table-cell" style:name="Table1.D2-a9b73a0">
      <style:table-cell-properties fo:border-bottom="0.002cm solid #000000" fo:border-left="0.002cm solid #000000" fo:border-right="0.002cm solid #000000" fo:border-top="none" fo:padding="0.097cm"/>
    </style:style>
    <style:style style:family="section" style:name="Sect1-a978ba7">
      <style:section-properties style:editable="false">
        <style:columns fo:column-count="1" fo:column-gap="0cm"/>
      </style:section-properties>
    </style:style>
    <style:style style:family="table-column" style:name="Table1.C-a699533">
      <style:table-column-properties style:column-width="4.142cm" style:rel-column-width="16310*"/>
    </style:style>
    <style:style style:family="table-cell" style:name="Table1.A1-ac78409">
      <style:table-cell-properties fo:border-bottom="0.002cm solid #000000" fo:border-left="0.002cm solid #000000" fo:border-right="none" fo:border-top="0.002cm solid #000000" fo:padding="0.097cm"/>
    </style:style>
    <style:style style:family="paragraph" style:name="P3-aedde9e" style:parent-style-name="Standard">
      <style:text-properties fo:color="#0000ff" fo:country="US" fo:font-size="10pt" fo:font-style="italic" fo:language="en" style:font-name="Times New Roman" style:font-size-asian="10pt" style:font-size-complex="10pt" style:font-style-asian="italic" style:font-style-complex="italic"/>
    </style:style>
    <style:style style:family="paragraph" style:name="P7-a86c09d" style:parent-style-name="Table_20_Contents">
      <style:text-properties fo:country="US" fo:font-size="10pt" fo:language="en" style:font-name="Arial" style:font-size-asian="10pt" style:font-size-complex="10pt"/>
    </style:style>
    <style:style style:family="table-column" style:name="Table1.A-a0520f6">
      <style:table-column-properties style:column-width="4.233cm" style:rel-column-width="16672*"/>
    </style:style>
    <style:style style:family="table" style:name="Table1-aa028cc">
      <style:table-properties fo:margin-left="0cm" fo:margin-right="0.36cm" style:width="16.641cm" table:align="margins"/>
    </style:style>
  </office:automatic-styles>
  <office:body>
    <office:text>
      <text:variable-decls>
        <text:variable-decl office:value-type="string" text:name="var1"/>
        <text:variable-decl office:value-type="string" text:name="var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name="Section1" text:style-name="Sect1">
        <text:p text:style-name="P3">Document Template for testing and insertAt()</text:p>
        <text:p text:style-name="P1"/>
        <text:p text:style-name="P1">This document is used to test the insertAt() method of OdfToolkitTextDocument.</text:p>
        <text:p text:style-name="P1">The document has a section named “section2”. Another document will be inserted inside section 2.</text:p>
        <text:p text:style-name="P1">Additionally, this document has a table. The document that will be inserted has an identical table.</text:p>
        <text:p text:style-name="P1"/>
        <text:p text:style-name="P4">The name of the following table is Table1.</text:p>
        <text:p text:style-name="P4">It has 4 columns and 5 rows. The header row has a header format with bold font and light blue background. Each column has different color. The font of the table is Arial 10. This paragraph that describes the table is red and italic.</text:p>
        <table:table table:name="Table1" table:style-name="Table1">
          <table:table-column table:style-name="Table1.A"/>
          <table:table-column table:style-name="Table1.B"/>
          <table:table-column table:style-name="Table1.C"/>
          <table:table-column table:style-name="Table1.D"/>
          <table:table-row>
            <table:table-cell office:value-type="string" table:style-name="Table1.A1">
              <text:p text:style-name="P9">Column1</text:p>
            </table:table-cell>
            <table:table-cell office:value-type="string" table:style-name="Table1.A1">
              <text:p text:style-name="P9">Column2</text:p>
            </table:table-cell>
            <table:table-cell office:value-type="string" table:style-name="Table1.A1">
              <text:p text:style-name="P9">Column3</text:p>
            </table:table-cell>
            <table:table-cell office:value-type="string" table:style-name="Table1.D1">
              <text:p text:style-name="P9">Column4</text:p>
            </table:table-cell>
          </table:table-row>
          <table:table-row>
            <table:table-cell office:value-type="string" table:style-name="Table1.A2">
              <text:p text:style-name="P8">Black 1</text:p>
            </table:table-cell>
            <table:table-cell office:value-type="string" table:style-name="Table1.A2">
              <text:p text:style-name="P5">Green 1</text:p>
            </table:table-cell>
            <table:table-cell office:value-type="string" table:style-name="Table1.A2">
              <text:p text:style-name="P6">Red 1</text:p>
            </table:table-cell>
            <table:table-cell office:value-type="string" table:style-name="Table1.D2">
              <text:p text:style-name="P7">Blue 1</text:p>
            </table:table-cell>
          </table:table-row>
          <table:table-row>
            <table:table-cell office:value-type="string" table:style-name="Table1.A2">
              <text:p text:style-name="P8">Black 2</text:p>
            </table:table-cell>
            <table:table-cell office:value-type="string" table:style-name="Table1.A2">
              <text:p text:style-name="P5">Green 2</text:p>
            </table:table-cell>
            <table:table-cell office:value-type="string" table:style-name="Table1.A2">
              <text:p text:style-name="P6">Red 2</text:p>
            </table:table-cell>
            <table:table-cell office:value-type="string" table:style-name="Table1.D2">
              <text:p text:style-name="P7">Blue 2</text:p>
            </table:table-cell>
          </table:table-row>
          <table:table-row>
            <table:table-cell office:value-type="string" table:style-name="Table1.A2">
              <text:p text:style-name="P8">Black 3</text:p>
            </table:table-cell>
            <table:table-cell office:value-type="string" table:style-name="Table1.A2">
              <text:p text:style-name="P5">Green 3</text:p>
            </table:table-cell>
            <table:table-cell office:value-type="string" table:style-name="Table1.A2">
              <text:p text:style-name="P6">Red 3</text:p>
            </table:table-cell>
            <table:table-cell office:value-type="string" table:style-name="Table1.D2">
              <text:p text:style-name="P7">Blue 3</text:p>
            </table:table-cell>
          </table:table-row>
          <table:table-row>
            <table:table-cell office:value-type="string" table:style-name="Table1.A2">
              <text:p text:style-name="P8">Black 4</text:p>
            </table:table-cell>
            <table:table-cell office:value-type="string" table:style-name="Table1.A2">
              <text:p text:style-name="P5">Green 4</text:p>
            </table:table-cell>
            <table:table-cell office:value-type="string" table:style-name="Table1.A2">
              <text:p text:style-name="P6">Red 4</text:p>
            </table:table-cell>
            <table:table-cell office:value-type="string" table:style-name="Table1.D2">
              <text:p text:style-name="P7">Blue 4</text:p>
            </table:table-cell>
          </table:table-row>
        </table:table>
        <text:p text:style-name="P1"/>
        <text:p text:style-name="P1">The font in the other document is Times New Roman 10.</text:p>
        <text:p text:style-name="P1">The header of this document is Times New Roman 11 bold.</text:p>
        <text:p text:style-name="P1"/>
        <text:p text:style-name="P1">Section2 follows:</text:p>
        <text:p text:style-name="P1"/>
        <text:section text:name="Section1-ae5df29" text:style-name="Sect1-a978ba7">
          <text:p text:style-name="P2-aaa07fc">Document for testing append() and insertAt()</text:p>
          <text:p text:style-name="P1-a32cd81"/>
          <text:p text:style-name="P1-a32cd81">This document is used to test the append() and insertAt() methods of OdfToolkitTextDocument.</text:p>
          <text:p text:style-name="P1-a32cd81"/>
          <text:p text:style-name="P3-aedde9e">The name of the following table is Table1.</text:p>
          <text:p text:style-name="P3-aedde9e">It has 4 columns and 5 rows. The header row has a header format with bold font and light blue background. Each column has different color. The font of the table is Arial 10. This paragraph that describes the table is blue and italic.</text:p>
          <table:table table:name="Table1-aea385e" table:style-name="Table1">
            <table:table-column table:style-name="Table1.A-a0520f6"/>
            <table:table-column table:style-name="Table1.B-abb5ab8"/>
            <table:table-column table:style-name="Table1.C-a699533"/>
            <table:table-column table:style-name="Table1.D-a6b4e79"/>
            <table:table-row>
              <table:table-cell office:value-type="string" table:style-name="Table1.A1-ac78409">
                <text:p text:style-name="P8-a5a03ec">Column1</text:p>
              </table:table-cell>
              <table:table-cell office:value-type="string" table:style-name="Table1.A1-ac78409">
                <text:p text:style-name="P8-a5a03ec">Column2</text:p>
              </table:table-cell>
              <table:table-cell office:value-type="string" table:style-name="Table1.A1-ac78409">
                <text:p text:style-name="P8-a5a03ec">Column3</text:p>
              </table:table-cell>
              <table:table-cell office:value-type="string" table:style-name="Table1.D1-ae1a8aa">
                <text:p text:style-name="P8-a5a03ec">Column4</text:p>
              </table:table-cell>
            </table:table-row>
            <table:table-row>
              <table:table-cell office:value-type="string" table:style-name="Table1.A2-a8cc56d">
                <text:p text:style-name="P7-a86c09d">Black 1</text:p>
              </table:table-cell>
              <table:table-cell office:value-type="string" table:style-name="Table1.A2-a8cc56d">
                <text:p text:style-name="P4-a1a05a9">Green 1</text:p>
              </table:table-cell>
              <table:table-cell office:value-type="string" table:style-name="Table1.A2-a8cc56d">
                <text:p text:style-name="P5-a7b2550">Red 1</text:p>
              </table:table-cell>
              <table:table-cell office:value-type="string" table:style-name="Table1.D2-a9b73a0">
                <text:p text:style-name="P6-a272d4b">Blue 1</text:p>
              </table:table-cell>
            </table:table-row>
            <table:table-row>
              <table:table-cell office:value-type="string" table:style-name="Table1.A2-a8cc56d">
                <text:p text:style-name="P7-a86c09d">Black 2</text:p>
              </table:table-cell>
              <table:table-cell office:value-type="string" table:style-name="Table1.A2-a8cc56d">
                <text:p text:style-name="P4-a1a05a9">Green 2</text:p>
              </table:table-cell>
              <table:table-cell office:value-type="string" table:style-name="Table1.A2-a8cc56d">
                <text:p text:style-name="P5-a7b2550">Red 2</text:p>
              </table:table-cell>
              <table:table-cell office:value-type="string" table:style-name="Table1.D2-a9b73a0">
                <text:p text:style-name="P6-a272d4b">Blue 2</text:p>
              </table:table-cell>
            </table:table-row>
            <table:table-row>
              <table:table-cell office:value-type="string" table:style-name="Table1.A2-a8cc56d">
                <text:p text:style-name="P7-a86c09d">Black 3</text:p>
              </table:table-cell>
              <table:table-cell office:value-type="string" table:style-name="Table1.A2-a8cc56d">
                <text:p text:style-name="P4-a1a05a9">Green 3</text:p>
              </table:table-cell>
              <table:table-cell office:value-type="string" table:style-name="Table1.A2-a8cc56d">
                <text:p text:style-name="P5-a7b2550">Red 3</text:p>
              </table:table-cell>
              <table:table-cell office:value-type="string" table:style-name="Table1.D2-a9b73a0">
                <text:p text:style-name="P6-a272d4b">Blue 3</text:p>
              </table:table-cell>
            </table:table-row>
            <table:table-row>
              <table:table-cell office:value-type="string" table:style-name="Table1.A2-a8cc56d">
                <text:p text:style-name="P7-a86c09d">Black 4</text:p>
              </table:table-cell>
              <table:table-cell office:value-type="string" table:style-name="Table1.A2-a8cc56d">
                <text:p text:style-name="P4-a1a05a9">Green 4</text:p>
              </table:table-cell>
              <table:table-cell office:value-type="string" table:style-name="Table1.A2-a8cc56d">
                <text:p text:style-name="P5-a7b2550">Red 4</text:p>
              </table:table-cell>
              <table:table-cell office:value-type="string" table:style-name="Table1.D2-a9b73a0">
                <text:p text:style-name="P6-a272d4b">Blue 4</text:p>
              </table:table-cell>
            </table:table-row>
          </table:table>
          <text:p text:style-name="P1-a32cd81"/>
          <text:p text:style-name="P1-a32cd81">The font in the other document is Times New Roman 10.</text:p>
          <text:p text:style-name="P1-a32cd81">The header of this document is Times New Roman 11 bold.</text:p>
          <text:p text:style-name="P1-a32cd81"/>
          <text:p text:style-name="P1-a32cd81"/>
        </text:section>
        <text:p text:style-name="P1"/>
        <text:p text:style-name="P1"/>
        <text:p text:style-name="P1">This is the end of the document.</text:p>
        <text:p text:style-name="P1"/>
        <text:p text:style-name="P1"/>
      </text:section>
    </office:text>
  </office:body>
</office:document-content>
</file>

<file path=styles.xml><?xml version="1.0" encoding="utf-8"?>
<office:document-styles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grddl:transformation="http://docs.oasis-open.org/office/1.2/xslt/odf2rdf.xsl" office:version="1.2">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Arial Unicode MS" svg:font-family="'Arial Unicode MS'"/>
    <style:font-face style:font-family-generic="system" style:font-pitch="variable" style:name="Mangal" svg:font-family="Mangal"/>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false"/>
      <style:paragraph-properties style:font-independent-line-spacing="false" style:line-break="strict" style:text-autospace="ideograph-alpha" style:writing-mode="lr-tb">
        <style:tab-stops/>
      </style:paragraph-properties>
      <style:text-properties fo:country="GR" fo:font-size="12pt" fo:language="el" style:country-asian="CN" style:country-complex="IN" style:font-size-asian="12pt" style:font-size-complex="12pt" style:language-asian="zh" style:language-complex="hi" style:letter-kerning="true" style:use-window-font-color="true"/>
    </style:default-style>
    <style:default-style style:family="paragraph">
      <style:paragraph-properties fo:hyphenation-ladder-count="no-limit" style:line-break="strict" style:punctuation-wrap="hanging" style:tab-stop-distance="1.251cm" style:text-autospace="ideograph-alpha" style:writing-mode="page"/>
      <style:text-properties fo:country="GR" fo:font-size="12pt" fo:hyphenate="false" fo:hyphenation-push-char-count="2" fo:hyphenation-remain-char-count="2" fo:language="el" style:country-asian="CN" style:country-complex="IN" style:font-name="Times New Roman" style:font-name-asian="Arial Unicode MS" style:font-name-complex="Mangal" style:font-size-asian="12pt" style:font-size-complex="12pt" style:language-asian="zh" style:language-complex="hi"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Arial Unicode MS" style:font-name-complex="Mangal" style:font-size-asian="14pt" style:font-size-complex="14pt"/>
    </style:style>
    <style:style style:class="text" style:display-name="Text body" style:family="paragraph" style:name="Text_20_body" style:parent-style-name="Standard">
      <style:paragraph-properties fo:margin-bottom="0.212cm" fo:margin-top="0cm"/>
    </style:style>
    <style:style style:class="list" style:family="paragraph" style:name="List" style:parent-style-name="Text_20_body">
      <style:text-properties style:font-name-complex="Mangal1"/>
    </style:style>
    <style:style style:class="extra" style:family="paragraph" style:name="Caption" style:parent-style-name="Standard">
      <style:paragraph-properties fo:margin-bottom="0.212cm" fo:margin-top="0.212cm" text:line-number="0" text:number-lines="false"/>
      <style:text-properties fo:font-size="12pt" fo:font-style="italic" style:font-name-complex="Mangal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Mangal1"/>
    </style:style>
    <style:style style:class="extra" style:display-name="Table Contents" style:family="paragraph" style:name="Table_20_Contents" style:parent-style-name="Standard">
      <style:paragraph-properties text:line-number="0" text:number-lines="false"/>
    </style:style>
    <text:outline-style style:name="Outline">
      <text:outline-level-style style:num-format="" text:level="1">
        <style:list-level-properties text:list-level-position-and-space-mode="label-alignment">
          <style:list-level-label-alignment fo:margin-left="0.762cm" fo:text-indent="-0.762cm" text:label-followed-by="listtab" text:list-tab-stop-position="0.762cm"/>
        </style:list-level-properties>
      </text:outline-level-style>
      <text:outline-level-style style:num-format="" text:level="2">
        <style:list-level-properties text:list-level-position-and-space-mode="label-alignment">
          <style:list-level-label-alignment fo:margin-left="1.016cm" fo:text-indent="-1.016cm" text:label-followed-by="listtab" text:list-tab-stop-position="1.016cm"/>
        </style:list-level-properties>
      </text:outline-level-style>
      <text:outline-level-style style:num-format="" text:level="3">
        <style:list-level-properties text:list-level-position-and-space-mode="label-alignment">
          <style:list-level-label-alignment fo:margin-left="1.27cm" fo:text-indent="-1.27cm" text:label-followed-by="listtab" text:list-tab-stop-position="1.27cm"/>
        </style:list-level-properties>
      </text:outline-level-style>
      <text:outline-level-style style:num-format="" text:level="4">
        <style:list-level-properties text:list-level-position-and-space-mode="label-alignment">
          <style:list-level-label-alignment fo:margin-left="1.524cm" fo:text-indent="-1.524cm" text:label-followed-by="listtab" text:list-tab-stop-position="1.524cm"/>
        </style:list-level-properties>
      </text:outline-level-style>
      <text:outline-level-style style:num-format="" text:level="5">
        <style:list-level-properties text:list-level-position-and-space-mode="label-alignment">
          <style:list-level-label-alignment fo:margin-left="1.778cm" fo:text-indent="-1.778cm" text:label-followed-by="listtab" text:list-tab-stop-position="1.778cm"/>
        </style:list-level-properties>
      </text:outline-level-style>
      <text:outline-level-style style:num-format="" text:level="6">
        <style:list-level-properties text:list-level-position-and-space-mode="label-alignment">
          <style:list-level-label-alignment fo:margin-left="2.032cm" fo:text-indent="-2.032cm" text:label-followed-by="listtab" text:list-tab-stop-position="2.032cm"/>
        </style:list-level-properties>
      </text:outline-level-style>
      <text:outline-level-style style:num-format="" text:level="7">
        <style:list-level-properties text:list-level-position-and-space-mode="label-alignment">
          <style:list-level-label-alignment fo:margin-left="2.286cm" fo:text-indent="-2.286cm" text:label-followed-by="listtab" text:list-tab-stop-position="2.286cm"/>
        </style:list-level-properties>
      </text:outline-level-style>
      <text:outline-level-style style:num-format="" text:level="8">
        <style:list-level-properties text:list-level-position-and-space-mode="label-alignment">
          <style:list-level-label-alignment fo:margin-left="2.54cm" fo:text-indent="-2.54cm" text:label-followed-by="listtab" text:list-tab-stop-position="2.54cm"/>
        </style:list-level-properties>
      </text:outline-level-style>
      <text:outline-level-style style:num-format="" text:level="9">
        <style:list-level-properties text:list-level-position-and-space-mode="label-alignment">
          <style:list-level-label-alignment fo:margin-left="2.794cm" fo:text-indent="-2.794cm" text:label-followed-by="listtab" text:list-tab-stop-position="2.794cm"/>
        </style:list-level-properties>
      </text:outline-level-style>
      <text:outline-level-style style:num-format="" text:level="10">
        <style:list-level-properties text:list-level-position-and-space-mode="label-alignment">
          <style:list-level-label-alignment fo:margin-left="3.048cm" fo:text-indent="-3.048cm" text:label-followed-by="listtab" text:list-tab-stop-position="3.048cm"/>
        </style:list-level-properties>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Mpm1">
      <style:page-layout-properties fo:margin-bottom="2cm" fo:margin-left="2cm" fo:margin-right="2cm" fo:margin-top="2cm" fo:page-height="29.7cm" fo:page-width="21.001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pyros Nakos</meta:initial-creator>
    <meta:creation-date>2011-07-07T16:31:43.34</meta:creation-date>
    <dc:date>2012-05-29T18:01:31.14</dc:date>
    <dc:creator>Spyros Nakos</dc:creator>
    <meta:editing-duration>PT02H50M12S</meta:editing-duration>
    <meta:editing-cycles>20</meta:editing-cycles>
    <meta:generator>OpenOffice.org/3.2$Win32 OpenOffice.org_project/320m18$Build-9502</meta:generator>
    <meta:document-statistic meta:table-count="1" meta:image-count="0" meta:object-count="0" meta:page-count="1" meta:paragraph-count="31" meta:word-count="172" meta:character-count="894"/>
  </office:meta>
</office:document-meta>
</file>